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5B0000001C6491DF7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bin-Regular" svg:font-family="Cabin-Regular"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bin-Regular1" svg:font-family="Cabin-Regular"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inionPro-Regular" svg:font-family="MinionPro-Regular" style:font-family-generic="system" style:font-pitch="variable"/>
    <style:font-face style:name="PTSerif-Bold" svg:font-family="PTSerif-Bold"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Ubuntu" svg:font-family="Ubuntu"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ab-stops>
          <style:tab-stop style:position="0.5in"/>
        </style:tab-stops>
      </style:paragraph-properties>
    </style:style>
    <style:style style:name="P3" style:family="paragraph" style:parent-style-name="Standard">
      <style:paragraph-properties fo:line-height="100%"/>
      <style:text-properties fo:font-size="12pt" style:font-size-asian="12pt" style:font-size-complex="12pt"/>
    </style:style>
    <style:style style:name="P4" style:family="paragraph" style:parent-style-name="Standard">
      <style:paragraph-properties>
        <style:tab-stops>
          <style:tab-stop style:position="0.5in"/>
        </style:tab-stops>
      </style:paragraph-properties>
      <style:text-properties fo:font-size="12pt" style:font-size-asian="12pt" style:font-size-complex="12pt"/>
    </style:style>
    <style:style style:name="P5" style:family="paragraph" style:parent-style-name="Standard">
      <style:paragraph-properties>
        <style:tab-stops>
          <style:tab-stop style:position="0.5in"/>
        </style:tab-stops>
      </style:paragraph-properties>
    </style:style>
    <style:style style:name="P6" style:family="paragraph" style:parent-style-name="Standard" style:list-style-name="WWNum36">
      <style:paragraph-properties>
        <style:tab-stops>
          <style:tab-stop style:position="0.5in"/>
        </style:tab-stops>
      </style:paragraph-properties>
    </style:style>
    <style:style style:name="P7" style:family="paragraph" style:parent-style-name="Standard">
      <style:paragraph-properties fo:line-height="100%">
        <style:tab-stops>
          <style:tab-stop style:position="0.5in"/>
        </style:tab-stops>
      </style:paragraph-properties>
      <style:text-properties fo:font-size="10pt" style:font-size-asian="10pt" style:font-name-complex="Cabin-Regular1" style:font-size-complex="10pt"/>
    </style:style>
    <style:style style:name="P8" style:family="paragraph" style:parent-style-name="Standard">
      <style:paragraph-properties fo:line-height="100%">
        <style:tab-stops>
          <style:tab-stop style:position="0.5in"/>
        </style:tab-stops>
      </style:paragraph-properties>
      <style:text-properties fo:font-size="10pt" fo:font-weight="bold" style:font-size-asian="10pt" style:font-weight-asian="bold" style:font-name-complex="Cabin-Regular1" style:font-size-complex="10pt"/>
    </style:style>
    <style:style style:name="P9" style:family="paragraph" style:parent-style-name="Standard">
      <style:paragraph-properties>
        <style:tab-stops>
          <style:tab-stop style:position="0.5in"/>
        </style:tab-stops>
      </style:paragraph-properties>
      <style:text-properties style:font-name="Cabin-Regular" fo:font-size="12pt" style:font-size-asian="12pt" style:font-name-complex="Cabin-Regular1" style:font-size-complex="12pt"/>
    </style:style>
    <style:style style:name="P10" style:family="paragraph" style:parent-style-name="Standard">
      <style:paragraph-properties>
        <style:tab-stops>
          <style:tab-stop style:position="0.5in"/>
        </style:tab-stops>
      </style:paragraph-properties>
      <style:text-properties style:font-name="Cabin-Regular" fo:font-weight="bold" style:font-weight-asian="bold" style:font-name-complex="Cabin-Regular1"/>
    </style:style>
    <style:style style:name="P11" style:family="paragraph" style:parent-style-name="Standard" style:list-style-name="WWNum36">
      <style:paragraph-properties fo:line-height="100%">
        <style:tab-stops>
          <style:tab-stop style:position="0.5in"/>
        </style:tab-stops>
      </style:paragraph-properties>
      <style:text-properties style:font-name="Cabin-Regular" fo:font-size="10pt" fo:font-weight="bold" style:font-size-asian="10pt" style:font-weight-asian="bold" style:font-name-complex="Cabin-Regular1" style:font-size-complex="10pt"/>
    </style:style>
    <style:style style:name="P12" style:family="paragraph" style:parent-style-name="Standard">
      <style:paragraph-properties fo:margin-top="0in" fo:margin-bottom="0in" fo:line-height="100%"/>
    </style:style>
    <style:style style:name="P13" style:family="paragraph" style:parent-style-name="Standard">
      <style:paragraph-properties fo:margin-top="0in" fo:margin-bottom="0in" fo:line-height="100%"/>
      <style:text-properties fo:font-size="12pt" style:font-name-asian="Times New Roman1" style:font-size-asian="12pt" style:font-name-complex="Times New Roman1" style:font-size-complex="12pt"/>
    </style:style>
    <style:style style:name="P14" style:family="paragraph" style:parent-style-name="Standard">
      <style:paragraph-properties fo:margin-top="0in" fo:margin-bottom="0in" fo:line-height="100%"/>
      <style:text-properties fo:font-size="12pt" style:font-size-asian="12pt" style:font-name-complex="Ubuntu" style:font-size-complex="12pt"/>
    </style:style>
    <style:style style:name="P15" style:family="paragraph" style:parent-style-name="Standard" style:list-style-name="WWNum36">
      <style:paragraph-properties fo:margin-top="0in" fo:margin-bottom="0in" fo:line-height="255%"/>
    </style:style>
    <style:style style:name="P16" style:family="paragraph" style:parent-style-name="Standard">
      <style:paragraph-properties fo:margin-left="0.3126in" fo:margin-right="0in" fo:line-height="100%" fo:text-indent="-0.3126in" style:auto-text-indent="false"/>
    </style:style>
    <style:style style:name="P17" style:family="paragraph" style:parent-style-name="Standard">
      <style:paragraph-properties fo:margin-left="0.5in" fo:margin-right="0in" fo:margin-top="0in" fo:margin-bottom="0in" fo:line-height="100%" fo:text-indent="-0.5in" style:auto-text-indent="false"/>
    </style:style>
    <style:style style:name="P18" style:family="paragraph" style:parent-style-name="Standard">
      <style:paragraph-properties fo:margin-left="0.5in" fo:margin-right="0in" fo:margin-top="0in" fo:margin-bottom="0in" fo:line-height="100%" fo:text-indent="-0.5in" style:auto-text-indent="false">
        <style:tab-stops>
          <style:tab-stop style:position="0.5in"/>
        </style:tab-stops>
      </style:paragraph-properties>
    </style:style>
    <style:style style:name="P19" style:family="paragraph" style:parent-style-name="Standard" style:list-style-name="WWNum1">
      <style:paragraph-properties fo:margin-left="0.5in" fo:margin-right="0in" fo:margin-top="0in" fo:margin-bottom="0in" fo:line-height="100%" fo:text-indent="-0.5in" style:auto-text-indent="false">
        <style:tab-stops>
          <style:tab-stop style:position="0.5in"/>
        </style:tab-stops>
      </style:paragraph-properties>
    </style:style>
    <style:style style:name="P20" style:family="paragraph" style:parent-style-name="Standard" style:list-style-name="WWNum2">
      <style:paragraph-properties fo:margin-left="0.5in" fo:margin-right="0in" fo:margin-top="0in" fo:margin-bottom="0in" fo:line-height="100%" fo:text-indent="-0.5in" style:auto-text-indent="false">
        <style:tab-stops>
          <style:tab-stop style:position="0.5in"/>
        </style:tab-stops>
      </style:paragraph-properties>
    </style:style>
    <style:style style:name="P21" style:family="paragraph" style:parent-style-name="Standard" style:list-style-name="WWNum10">
      <style:paragraph-properties fo:margin-left="0.5in" fo:margin-right="0in" fo:margin-top="0in" fo:margin-bottom="0in" fo:line-height="100%" fo:text-indent="-0.5in" style:auto-text-indent="false">
        <style:tab-stops>
          <style:tab-stop style:position="0.5in"/>
        </style:tab-stops>
      </style:paragraph-properties>
    </style:style>
    <style:style style:name="P22" style:family="paragraph" style:parent-style-name="Standard" style:list-style-name="WWNum11">
      <style:paragraph-properties fo:margin-left="0.5in" fo:margin-right="0in" fo:margin-top="0in" fo:margin-bottom="0in" fo:line-height="100%" fo:text-indent="-0.5in" style:auto-text-indent="false">
        <style:tab-stops>
          <style:tab-stop style:position="0.5in"/>
        </style:tab-stops>
      </style:paragraph-properties>
    </style:style>
    <style:style style:name="P23" style:family="paragraph" style:parent-style-name="Standard" style:list-style-name="WWNum15">
      <style:paragraph-properties fo:margin-left="0.5in" fo:margin-right="0in" fo:margin-top="0in" fo:margin-bottom="0in" fo:line-height="100%" fo:text-indent="-0.5in" style:auto-text-indent="false">
        <style:tab-stops>
          <style:tab-stop style:position="0.5in"/>
        </style:tab-stops>
      </style:paragraph-properties>
    </style:style>
    <style:style style:name="P24" style:family="paragraph" style:parent-style-name="Standard" style:list-style-name="WWNum17">
      <style:paragraph-properties fo:margin-left="0.5in" fo:margin-right="0in" fo:margin-top="0in" fo:margin-bottom="0in" fo:line-height="100%" fo:text-indent="-0.5in" style:auto-text-indent="false">
        <style:tab-stops>
          <style:tab-stop style:position="0.5in"/>
        </style:tab-stops>
      </style:paragraph-properties>
    </style:style>
    <style:style style:name="P25" style:family="paragraph" style:parent-style-name="Standard">
      <style:paragraph-properties fo:margin-left="0.5in" fo:margin-right="0in" fo:margin-top="0in" fo:margin-bottom="0in" fo:line-height="100%" fo:text-indent="-0.5in" style:auto-text-indent="false">
        <style:tab-stops>
          <style:tab-stop style:position="1.5in"/>
        </style:tab-stops>
      </style:paragraph-properties>
    </style:style>
    <style:style style:name="P26" style:family="paragraph" style:parent-style-name="Standard">
      <style:paragraph-properties fo:margin-left="0.5in" fo:margin-right="0in" fo:margin-top="0in" fo:margin-bottom="0in" fo:line-height="100%" fo:text-indent="-0.5in" style:auto-text-indent="false">
        <style:tab-stops>
          <style:tab-stop style:position="0.5in"/>
        </style:tab-stops>
      </style:paragraph-properties>
      <style:text-properties fo:font-size="12pt" style:text-underline-style="solid" style:text-underline-width="auto" style:text-underline-color="font-color" style:font-name-asian="Times New Roman1" style:font-size-asian="12pt" style:font-name-complex="Times New Roman1" style:font-size-complex="12pt"/>
    </style:style>
    <style:style style:name="P27" style:family="paragraph" style:parent-style-name="Standard">
      <style:paragraph-properties fo:margin-left="0.5in" fo:margin-right="0in" fo:margin-top="0in" fo:margin-bottom="0in" fo:line-height="100%" fo:text-indent="-0.5in" style:auto-text-indent="false"/>
      <style:text-properties fo:font-size="12pt" style:font-name-asian="Times New Roman1" style:font-size-asian="12pt" style:font-name-complex="Times New Roman1" style:font-size-complex="12pt"/>
    </style:style>
    <style:style style:name="P28" style:family="paragraph" style:parent-style-name="Standard">
      <style:paragraph-properties fo:margin-left="0.5in" fo:margin-right="0in" fo:margin-top="0in" fo:margin-bottom="0in" fo:line-height="100%" fo:text-indent="-0.5in" style:auto-text-indent="false">
        <style:tab-stops>
          <style:tab-stop style:position="0.5in"/>
        </style:tab-stops>
      </style:paragraph-properties>
      <style:text-properties fo:font-size="12pt" style:font-name-asian="Times New Roman1" style:font-size-asian="12pt" style:font-name-complex="Times New Roman1" style:font-size-complex="12pt"/>
    </style:style>
    <style:style style:name="P29" style:family="paragraph" style:parent-style-name="Standard">
      <style:paragraph-properties fo:margin-left="0.5in" fo:margin-right="0in" fo:margin-top="0in" fo:margin-bottom="0in" fo:line-height="100%" fo:text-indent="-0.5in" style:auto-text-indent="false"/>
      <style:text-properties fo:font-size="12pt" style:font-size-asian="12pt" style:font-name-complex="Ubuntu" style:font-size-complex="12pt"/>
    </style:style>
    <style:style style:name="P30" style:family="paragraph" style:parent-style-name="Standard">
      <style:paragraph-properties fo:margin-left="0.5in" fo:margin-right="0in" fo:line-height="100%" fo:text-indent="-0.5in" style:auto-text-indent="false">
        <style:tab-stops>
          <style:tab-stop style:position="0.5in"/>
        </style:tab-stops>
      </style:paragraph-properties>
      <style:text-properties fo:font-size="12pt" style:font-size-asian="12pt" style:font-size-complex="12pt"/>
    </style:style>
    <style:style style:name="P31" style:family="paragraph" style:parent-style-name="Standard">
      <style:paragraph-properties fo:margin-left="0.5in" fo:margin-right="0in" fo:line-height="100%" fo:text-indent="-0.5in" style:auto-text-indent="false"/>
      <style:text-properties fo:font-size="12pt" style:font-name-asian="Times New Roman1" style:font-size-asian="12pt" style:font-name-complex="Times New Roman1" style:font-size-complex="12pt"/>
    </style:style>
    <style:style style:name="P32" style:family="paragraph" style:parent-style-name="Standard">
      <style:paragraph-properties fo:margin-left="0.5in" fo:margin-right="0in" fo:line-height="100%" fo:text-indent="-0.5in" style:auto-text-indent="false"/>
    </style:style>
    <style:style style:name="P33" style:family="paragraph" style:parent-style-name="Standard">
      <style:paragraph-properties fo:margin-left="0.5in" fo:margin-right="0in" fo:line-height="100%" fo:text-indent="-0.5in" style:auto-text-indent="false">
        <style:tab-stops>
          <style:tab-stop style:position="0.5in"/>
        </style:tab-stops>
      </style:paragraph-properties>
    </style:style>
    <style:style style:name="P34" style:family="paragraph" style:parent-style-name="Standard">
      <style:paragraph-properties fo:margin-left="0.5in" fo:margin-right="0in" fo:margin-top="0in" fo:margin-bottom="0in" fo:line-height="100%" fo:text-indent="0in" style:auto-text-indent="false"/>
    </style:style>
    <style:style style:name="P35" style:family="paragraph" style:parent-style-name="Standard">
      <style:paragraph-properties fo:margin-left="0.5in" fo:margin-right="0in" fo:margin-top="0in" fo:margin-bottom="0in" fo:line-height="100%" fo:text-indent="0in" style:auto-text-indent="false" fo:keep-with-next="always"/>
      <style:text-properties fo:font-size="12pt" fo:font-weight="bold" style:font-name-asian="Times New Roman1" style:font-size-asian="12pt" style:font-weight-asian="bold" style:font-name-complex="Times New Roman1" style:font-size-complex="12pt"/>
    </style:style>
    <style:style style:name="P36" style:family="paragraph" style:parent-style-name="Standard">
      <style:paragraph-properties fo:margin-left="0in" fo:margin-right="0in" fo:margin-top="0in" fo:margin-bottom="0in" fo:line-height="100%" fo:text-indent="0.5in" style:auto-text-indent="false"/>
    </style:style>
    <style:style style:name="P37" style:family="paragraph" style:parent-style-name="Standard">
      <style:paragraph-properties fo:margin-left="0.75in" fo:margin-right="0in" fo:line-height="100%" fo:text-indent="-0.75in" style:auto-text-indent="false">
        <style:tab-stops>
          <style:tab-stop style:position="0.75in"/>
        </style:tab-stops>
      </style:paragraph-properties>
    </style:style>
    <style:style style:name="P38" style:family="paragraph" style:parent-style-name="List_20_Paragraph" style:list-style-name="WWNum27"/>
    <style:style style:name="P39" style:family="paragraph" style:parent-style-name="List_20_Paragraph">
      <style:text-properties style:font-name="Calibri" fo:font-size="12pt" style:font-size-asian="12pt" style:font-name-complex="Ubuntu" style:font-size-complex="12pt"/>
    </style:style>
    <style:style style:name="P40" style:family="paragraph" style:parent-style-name="List_20_Paragraph">
      <style:text-properties style:font-name="Calibri" fo:font-size="12pt" style:font-size-asian="12pt" style:font-name-complex="Cabin-Regular1" style:font-size-complex="12pt"/>
    </style:style>
    <style:style style:name="P41" style:family="paragraph" style:parent-style-name="List_20_Paragraph" style:list-style-name="WWNum32"/>
    <style:style style:name="P42" style:family="paragraph" style:parent-style-name="List_20_Paragraph" style:list-style-name="WWNum36">
      <style:paragraph-properties fo:line-height="255%"/>
    </style:style>
    <style:style style:name="P43" style:family="paragraph" style:parent-style-name="List_20_Paragraph" style:list-style-name="WWNum36">
      <style:paragraph-properties fo:line-height="255%">
        <style:tab-stops>
          <style:tab-stop style:position="0.5in"/>
        </style:tab-stops>
      </style:paragraph-properties>
    </style:style>
    <style:style style:name="P44" style:family="paragraph" style:parent-style-name="List_20_Paragraph" style:list-style-name="WWNum36">
      <style:paragraph-properties>
        <style:tab-stops>
          <style:tab-stop style:position="0.5in"/>
        </style:tab-stops>
      </style:paragraph-properties>
    </style:style>
    <style:style style:name="P45" style:family="paragraph" style:parent-style-name="List_20_Paragraph" style:list-style-name="WWNum4">
      <style:paragraph-properties fo:margin-left="0.5in" fo:margin-right="0in" fo:text-indent="0in" style:auto-text-indent="false">
        <style:tab-stops>
          <style:tab-stop style:position="0.5in"/>
        </style:tab-stops>
      </style:paragraph-properties>
    </style:style>
    <style:style style:name="P46" style:family="paragraph" style:parent-style-name="List_20_Paragraph" style:list-style-name="WWNum10">
      <style:paragraph-properties fo:margin-left="0.5in" fo:margin-right="0in" fo:text-indent="-0.5in" style:auto-text-indent="false">
        <style:tab-stops>
          <style:tab-stop style:position="0.5in"/>
        </style:tab-stops>
      </style:paragraph-properties>
    </style:style>
    <style:style style:name="P47" style:family="paragraph" style:parent-style-name="List_20_Paragraph" style:list-style-name="WWNum31">
      <style:paragraph-properties fo:margin-left="0.5in" fo:margin-right="0in" fo:text-indent="-0.5in" style:auto-text-indent="false">
        <style:tab-stops>
          <style:tab-stop style:position="0.5in"/>
        </style:tab-stops>
      </style:paragraph-properties>
    </style:style>
    <style:style style:name="P48" style:family="paragraph" style:parent-style-name="List_20_Paragraph" style:list-style-name="WWNum15">
      <style:paragraph-properties fo:margin-left="0.5in" fo:margin-right="0in" fo:text-indent="-0.5in" style:auto-text-indent="false">
        <style:tab-stops>
          <style:tab-stop style:position="0.5in"/>
        </style:tab-stops>
      </style:paragraph-properties>
    </style:style>
    <style:style style:name="P49" style:family="paragraph" style:parent-style-name="List_20_Paragraph" style:list-style-name="WWNum31">
      <style:paragraph-properties fo:margin-left="0.5in" fo:margin-right="0in" fo:text-indent="-0.5in" style:auto-text-indent="false">
        <style:tab-stops>
          <style:tab-stop style:position="0.5in"/>
          <style:tab-stop style:position="1in"/>
        </style:tab-stops>
      </style:paragraph-properties>
    </style:style>
    <style:style style:name="P50" style:family="paragraph" style:parent-style-name="List_20_Paragraph" style:list-style-name="WWNum29">
      <style:paragraph-properties fo:margin-left="0.5in" fo:margin-right="0in" fo:text-indent="-0.5in" style:auto-text-indent="false"/>
    </style:style>
    <style:style style:name="P51" style:family="paragraph" style:parent-style-name="List_20_Paragraph" style:list-style-name="WWNum1">
      <style:paragraph-properties fo:margin-left="0.5in" fo:margin-right="0in" fo:text-indent="-0.5in" style:auto-text-indent="false">
        <style:tab-stops>
          <style:tab-stop style:position="0.6874in"/>
        </style:tab-stops>
      </style:paragraph-properties>
    </style:style>
    <style:style style:name="P52" style:family="paragraph" style:parent-style-name="List_20_Paragraph" style:list-style-name="WWNum30">
      <style:paragraph-properties fo:margin-left="0.5in" fo:margin-right="0in" fo:text-indent="-0.5in" style:auto-text-indent="false"/>
    </style:style>
    <style:style style:name="P53" style:family="paragraph" style:parent-style-name="List_20_Paragraph" style:list-style-name="WWNum1">
      <style:paragraph-properties fo:margin-left="0.5in" fo:margin-right="0in" fo:text-indent="-0.5in" style:auto-text-indent="false" fo:keep-with-next="always">
        <style:tab-stops>
          <style:tab-stop style:position="0.5in"/>
        </style:tab-stops>
      </style:paragraph-properties>
    </style:style>
    <style:style style:name="P54" style:family="paragraph" style:parent-style-name="List_20_Paragraph" style:list-style-name="WWNum4">
      <style:paragraph-properties fo:margin-left="1in" fo:margin-right="0in" fo:text-indent="-0.5in" style:auto-text-indent="false"/>
    </style:style>
    <style:style style:name="P55" style:family="paragraph" style:parent-style-name="List_20_Paragraph" style:list-style-name="WWNum4">
      <style:paragraph-properties fo:margin-left="1in" fo:margin-right="0in" fo:text-indent="-0.5in" style:auto-text-indent="false">
        <style:tab-stops>
          <style:tab-stop style:position="0.6252in"/>
          <style:tab-stop style:position="1in"/>
        </style:tab-stops>
      </style:paragraph-properties>
    </style:style>
    <style:style style:name="P56" style:family="paragraph" style:parent-style-name="List_20_Paragraph" style:list-style-name="WWNum1">
      <style:paragraph-properties fo:margin-left="0.5in" fo:margin-right="0in" fo:text-indent="-1in" style:auto-text-indent="false">
        <style:tab-stops>
          <style:tab-stop style:position="0.5in"/>
        </style:tab-stops>
      </style:paragraph-properties>
    </style:style>
    <style:style style:name="P57" style:family="paragraph">
      <style:paragraph-properties fo:text-align="center"/>
      <style:text-properties fo:font-size="18pt"/>
    </style:style>
    <style:style style:name="T1" style:family="text">
      <style:text-properties fo:font-size="12pt" style:font-size-asian="12pt" style:font-size-complex="12pt"/>
    </style:style>
    <style:style style:name="T2" style:family="text">
      <style:text-properties fo:font-size="12pt" style:font-size-asian="12pt" style:font-name-complex="Ubuntu" style:font-size-complex="12pt"/>
    </style:style>
    <style:style style:name="T3" style:family="text">
      <style:text-properties fo:font-size="12pt" style:text-underline-style="solid" style:text-underline-width="auto" style:text-underline-color="font-color" style:font-size-asian="12pt" style:font-size-complex="12pt"/>
    </style:style>
    <style:style style:name="T4" style:family="text">
      <style:text-properties fo:font-size="12pt" style:font-name-asian="Times New Roman1" style:font-size-asian="12pt" style:font-name-complex="Times New Roman1" style:font-size-complex="12pt"/>
    </style:style>
    <style:style style:name="T5" style:family="text">
      <style:text-properties fo:font-size="12pt" style:font-name-asian="Times New Roman1" style:font-size-asian="12pt" style:font-name-complex="Ubuntu" style:font-size-complex="12pt"/>
    </style:style>
    <style:style style:name="T6" style:family="text">
      <style:text-properties fo:font-size="12pt" fo:font-weight="bold" style:font-size-asian="12pt" style:font-weight-asian="bold" style:font-size-complex="12pt"/>
    </style:style>
    <style:style style:name="T7" style:family="text">
      <style:text-properties style:font-name-complex="Arial1"/>
    </style:style>
    <style:style style:name="T8" style:family="text">
      <style:text-properties fo:font-size="10pt" style:font-name-asian="Times New Roman1" style:font-size-asian="10pt" style:font-name-complex="Arial1" style:font-size-complex="10pt"/>
    </style:style>
    <style:style style:name="T9" style:family="text">
      <style:text-properties fo:font-size="10pt" style:font-name-asian="Times New Roman1" style:font-size-asian="10pt" style:font-name-complex="Times New Roman1" style:font-size-complex="10pt"/>
    </style:style>
    <style:style style:name="T10" style:family="text">
      <style:text-properties fo:font-size="10pt" style:font-size-asian="10pt" style:font-name-complex="Ubuntu" style:font-size-complex="10pt"/>
    </style:style>
    <style:style style:name="T11" style:family="text">
      <style:text-properties fo:font-size="10pt" style:font-size-asian="10pt" style:font-name-complex="Cabin-Regular1" style:font-size-complex="10pt"/>
    </style:style>
    <style:style style:name="T12" style:family="text">
      <style:text-properties fo:font-size="10pt" fo:font-weight="bold" style:font-size-asian="10pt" style:font-weight-asian="bold" style:font-name-complex="PTSerif-Bold" style:font-size-complex="10pt" style:font-weight-complex="bold"/>
    </style:style>
    <style:style style:name="T13" style:family="text">
      <style:text-properties fo:font-size="10pt" fo:font-weight="bold" style:font-size-asian="10pt" style:font-weight-asian="bold" style:font-name-complex="Cabin-Regular1" style:font-size-complex="10pt"/>
    </style:style>
    <style:style style:name="T14" style:family="text">
      <style:text-properties style:font-name="Calibri" fo:font-size="12pt" style:font-size-asian="12pt" style:font-name-complex="Ubuntu" style:font-size-complex="12pt"/>
    </style:style>
    <style:style style:name="T15" style:family="text">
      <style:text-properties style:font-name="Calibri" fo:font-size="12pt" style:font-size-asian="12pt" style:font-size-complex="12pt"/>
    </style:style>
    <style:style style:name="T16" style:family="text">
      <style:text-properties style:font-name="Calibri" fo:font-size="12pt" style:font-size-asian="12pt" style:font-name-complex="Cabin-Regular1" style:font-size-complex="12pt"/>
    </style:style>
    <style:style style:name="T17" style:family="text">
      <style:text-properties style:font-name="Calibri" fo:font-size="12pt" fo:font-weight="bold" style:font-size-asian="12pt" style:font-weight-asian="bold" style:font-size-complex="12pt"/>
    </style:style>
    <style:style style:name="T18" style:family="text">
      <style:text-properties style:font-name="Calibri" fo:font-size="12pt" style:text-underline-style="solid" style:text-underline-width="auto" style:text-underline-color="font-color" style:font-size-asian="12pt" style:font-size-complex="12pt"/>
    </style:style>
    <style:style style:name="T19" style:family="text">
      <style:text-properties style:font-name="Calibri" fo:font-size="12pt" style:text-underline-style="solid" style:text-underline-width="auto" style:text-underline-color="font-color" style:font-size-asian="12pt" style:font-name-complex="Ubuntu" style:font-size-complex="12pt"/>
    </style:style>
    <style:style style:name="T20" style:family="text">
      <style:text-properties style:font-name="Calibri" fo:font-size="11pt" style:font-size-asian="11pt" style:font-size-complex="11pt"/>
    </style:style>
    <style:style style:name="T21" style:family="text">
      <style:text-properties style:font-name="Calibri" fo:font-size="11pt" style:font-size-asian="11pt" style:font-name-complex="Arial1" style:font-size-complex="11pt"/>
    </style:style>
    <style:style style:name="T22" style:family="text">
      <style:text-properties style:text-position="super 58%" style:font-name="Calibri" fo:font-size="12pt" style:font-size-asian="12pt" style:font-name-complex="Ubuntu" style:font-size-complex="12pt"/>
    </style:style>
    <style:style style:name="T23" style:family="text">
      <style:text-properties style:text-position="sub 58%" fo:font-size="12pt" style:font-size-asian="12pt" style:font-size-complex="12pt"/>
    </style:style>
    <style:style style:name="T24" style:family="text">
      <style:text-properties style:text-position="sub 58%" fo:font-size="12pt" style:font-name-asian="Times New Roman1" style:font-size-asian="12pt" style:font-name-complex="Times New Roman1" style:font-size-complex="12pt"/>
    </style:style>
    <style:style style:name="T25" style:family="text">
      <style:text-properties style:text-position="sub 58%" style:font-name="Calibri" fo:font-size="12pt" style:font-size-asian="12pt" style:font-size-complex="12pt"/>
    </style:style>
    <style:style style:name="T26" style:family="text">
      <style:text-properties style:text-position="sub 58%" style:font-name="Calibri" fo:font-size="12pt" style:text-underline-style="solid" style:text-underline-width="auto" style:text-underline-color="font-color" style:font-size-asian="12pt" style:font-size-complex="12pt"/>
    </style:style>
    <style:style style:name="T27" style:family="text">
      <style:text-properties style:font-name="Wingdings" fo:font-size="12pt" style:font-size-asian="12pt" style:font-size-complex="12pt"/>
    </style:style>
    <style:style style:name="T28" style:family="text">
      <style:text-properties style:font-name="Wingdings" fo:font-size="12pt" style:font-size-asian="12pt" style:font-name-complex="Ubuntu" style:font-size-complex="12pt"/>
    </style:style>
    <style:style style:name="T29" style:family="text">
      <style:text-properties style:font-name="Wingdings" fo:font-size="12pt" style:text-underline-style="solid" style:text-underline-width="auto" style:text-underline-color="font-color" style:font-size-asian="12pt" style:font-size-complex="12pt"/>
    </style:style>
    <style:style style:name="T30" style:family="text">
      <style:text-properties style:font-name="Wingdings" fo:font-size="12pt" style:font-name-asian="Times New Roman1" style:font-size-asian="12pt" style:font-name-complex="Times New Roman1" style:font-size-complex="12pt"/>
    </style:style>
    <style:style style:name="T31" style:family="text">
      <style:text-properties fo:color="#333333" fo:font-size="12pt" style:font-name-asian="MinionPro-Regular" style:font-size-asian="12pt" style:font-name-complex="Arial1" style:font-size-complex="12pt"/>
    </style:style>
    <style:style style:name="T32" style:family="text">
      <style:text-properties fo:color="#333333" fo:font-size="12pt" fo:font-weight="bold" style:font-name-asian="MinionPro-Regular" style:font-size-asian="12pt" style:font-weight-asian="bold" style:font-name-complex="Arial1" style:font-size-complex="12pt"/>
    </style:style>
    <style:style style:name="T33" style:family="text">
      <style:text-properties fo:color="#333333" fo:font-size="12pt" style:text-underline-style="solid" style:text-underline-width="auto" style:text-underline-color="font-color" style:font-name-asian="MinionPro-Regular" style:font-size-asian="12pt" style:font-name-complex="Arial1" style:font-size-complex="12pt"/>
    </style:style>
    <style:style style:name="T34" style:family="text">
      <style:text-properties fo:color="#333333" style:text-position="sub 58%" fo:font-size="12pt" style:font-name-asian="MinionPro-Regular" style:font-size-asian="12pt" style:font-name-complex="Arial1" style:font-size-complex="12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3" fo:column-gap="0.5in">
          <style:column style:rel-width="21845*" fo:start-indent="0in" fo:end-indent="0.25in"/>
          <style:column style:rel-width="21845*" fo:start-indent="0.25in" fo:end-indent="0.25in"/>
          <style:column style:rel-width="21845*" fo:start-indent="0.25in" fo:end-indent="0in"/>
        </style:columns>
      </style:section-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57" svg:width="1.215in" svg:height="0.3732in" svg:x="0in" svg:y="0in">
        <draw:image xlink:href="Pictures/100000000000005B0000001C6491DF76.png" xlink:type="simple" xlink:show="embed" xlink:actuate="onLoad">
          <text:p/>
        </draw:image>
      </draw:frame>
      <text:section text:style-name="Sect1" text:name="TextSection">
        <text:p text:style-name="Standard"><text:bookmark text:name="_GoBack"/><text:span text:style-name="T1">AP Biology Review Part 2: Energy Conversions &amp; Enzymes and Cell Cycle and Cell Communication</text:span></text:p>
        <text:p text:style-name="P12"><text:span text:style-name="T8">2A1: All living system require constant input of free energy.</text:span></text:p>
        <text:p text:style-name="P1"><text:span text:style-name="T8">2A2: Organisms capture free energy and store free energy for use in biological processes. </text:span></text:p>
        <text:p text:style-name="P16"><text:span text:style-name="T9">3A2: <text:s/>In eukaryotes, heritable information is passed to the next generation via processes that include the cell cycle and mitosis or meiosis plus fertilization.</text:span></text:p>
        <text:p text:style-name="P1"><text:span text:style-name="T9">3B2: A variety of intercellular and intracellular signal transmissions mediate gene expression.</text:span></text:p>
        <text:p text:style-name="P12"><text:span text:style-name="T9">3D1: Cell communication processes share common features that reflect a shared evolutionary history.</text:span></text:p>
        <text:p text:style-name="P12"><text:span text:style-name="T9">3D2: Cells communicate with each other through direct contact with other cells or from a distance via chemical signaling.</text:span></text:p>
        <text:p text:style-name="P12"><text:span text:style-name="T9">3D3: Signal transduction pathways link signal reception with cellular response.</text:span></text:p>
        <text:p text:style-name="P12"><text:span text:style-name="T9">3D4: Changes in signal transduction pathways can alter cellular response.</text:span></text:p>
        <text:p text:style-name="P12"><text:span text:style-name="T8">4B1: Interactions between molecules affect their structure and function</text:span></text:p>
        <text:p text:style-name="Standard"/>
        <text:list xml:id="list8671556809936076119" text:style-name="WWNum1">
          <text:list-item>
            <text:p text:style-name="P19"><text:span text:style-name="T3">Energy</text:span></text:p>
          </text:list-item>
        </text:list>
        <text:list xml:id="list3009804088889438351" text:style-name="WWNum27">
          <text:list-item>
            <text:p text:style-name="P38"><text:span text:style-name="T14">Organisms use free energy for organization, growth and reproduction. Loss of order or free energy flow results in death. </text:span></text:p>
          </text:list-item>
          <text:list-item>
            <text:p text:style-name="P38"><text:span text:style-name="T14">More free energy (ex. Food) than needed will be stored for growth (roots, glycogen, fat, etc.).</text:span></text:p>
          </text:list-item>
          <text:list-item>
            <text:p text:style-name="P38"><text:span text:style-name="T14">Matter and energy are not created but change form (1</text:span><text:span text:style-name="T22">st</text:span><text:span text:style-name="T14"> law of thermo; ex. Sun energy to bond energy in glucose) and entropy is increasing in disorganization of energy (i.e. heat released by cell respiration). <text:s/>More organized or built up compounds have more free energy and less entropy (i.e. glucose) and less organized have less free energy and more entropy (i.e. carbon dioxide).</text:span></text:p>
          </text:list-item>
          <text:list-item>
            <text:p text:style-name="P38"><text:span text:style-name="T14">Reactions can be coupled to maintain a system, ex. Photosynthesis and cell respiration</text:span></text:p>
          </text:list-item>
        </text:list>
        <text:p text:style-name="P39"/>
        <text:list xml:id="list21255850" text:continue-list="list8671556809936076119" text:style-name="WWNum1">
          <text:list-item>
            <text:p text:style-name="P19"><text:span text:style-name="T3">Enzymes</text:span></text:p>
          </text:list-item>
        </text:list>
        <text:list xml:id="list8610226248145711233" text:style-name="WWNum2">
          <text:list-item>
            <text:p text:style-name="P20"><text:span text:style-name="T1">Biological catalysts (made of protein) that speed up rate of chemical reactions by lowering activation energy required for reaction to occur</text:span></text:p>
          </text:list-item>
          <text:list-item>
            <text:p text:style-name="P20"><text:span text:style-name="T1">Enzyme has active site (exposed R groups) where reaction occurs</text:span></text:p>
          </text:list-item>
          <text:list-item>
            <text:p text:style-name="P20"><text:span text:style-name="T1">Enzymes can break down substance (catabolic reaction) or build up substances (anabolic)</text:span></text:p>
          </text:list-item>
          <text:list-item>
            <text:p text:style-name="P20"><text:span text:style-name="T1">Enzyme/substrate complex is formed</text:span></text:p>
          </text:list-item>
          <text:list-item>
            <text:p text:style-name="P20"><text:span text:style-name="T1">Substrate is what enzyme acts on</text:span></text:p>
          </text:list-item>
          <text:list-item>
            <text:p text:style-name="P20"><text:span text:style-name="T1">Rate is determined by collisions between substrate and enzyme</text:span></text:p>
          </text:list-item>
          <text:list-item>
            <text:p text:style-name="P20"><text:span text:style-name="T1">Ends in –ase, named after substrate often</text:span></text:p>
          </text:list-item>
          <text:list-item>
            <text:p text:style-name="P20"><text:span text:style-name="T1">Enzyme is specific to substrate; </text:span><text:span text:style-name="T2">the substrate must be complementary to the surface properties (shape and charge) of the active site (which is made up of R groups with specific chemistry, i.e. hydrophobic).</text:span></text:p>
          </text:list-item>
          <text:list-item>
            <text:p text:style-name="P20"><text:span text:style-name="T1">Enzyme rate is affected by: </text:span></text:p>
          </text:list-item>
        </text:list>
        <text:list xml:id="list7328432690989005888" text:style-name="WWNum4">
          <text:list-item>
            <text:p text:style-name="P45"><text:span text:style-name="T17">pH</text:span><text:span text:style-name="T15"> (optimal for each enzyme), </text:span></text:p>
          </text:list-item>
          <text:list-item>
            <text:p text:style-name="P55"><text:span text:style-name="T17"><text:s text:c="10"/>temperature</text:span><text:span text:style-name="T15"> (optimal for each enzyme but in general increased temp means increased collisions so rate goes up initially; too much heat can denature enzyme), enzyme concentration (more enzyme faster rate or vice versa)</text:span></text:p>
          </text:list-item>
          <text:list-item>
            <text:p text:style-name="P54"><text:span text:style-name="T17">substrate concentration</text:span><text:span text:style-name="T15"> (more substrate faster rate; vmax is fastest enzyme can work when saturated)</text:span></text:p>
          </text:list-item>
        </text:list>
        <text:list xml:id="list21282594" text:continue-list="list8610226248145711233" text:style-name="WWNum2">
          <text:list-item>
            <text:p text:style-name="P20"><text:span text:style-name="T1">Inhibition-competitive inhibition (something competes for active site; can be overcome with more substrate)</text:span></text:p>
          </text:list-item>
          <text:list-item>
            <text:p text:style-name="P20"><text:soft-page-break/><text:span text:style-name="T1">Non-competitive inhibition- attaches at allosteric site and changes shape of enzyme so it is not functional; can not be overcome with more substrate</text:span></text:p>
          </text:list-item>
          <text:list-item>
            <text:p text:style-name="P20"><text:span text:style-name="T1">Coenzymes (organic; NAD and vitamin B etc.) and cofactors (inorganic; zinc, magnesium etc.) interact with enzymes to put them into the right structure to do work</text:span><text:span text:style-name="T2">.</text:span></text:p>
          </text:list-item>
        </text:list>
        <text:p text:style-name="P30"/>
        <text:p text:style-name="P26"/>
        <text:list xml:id="list21281957" text:continue-list="list21255850" text:style-name="WWNum1">
          <text:list-item>
            <text:h text:style-name="P53" text:outline-level="2"><text:span text:style-name="T18">Energy Transformations </text:span></text:h>
          </text:list-item>
        </text:list>
        <text:p text:style-name="P12"><text:span text:style-name="T4">ATP- adenosine triphosphate- energy molecule for cells (recyclable)</text:span></text:p>
        <text:p text:style-name="P28"/>
        <text:p text:style-name="P1"><text:span text:style-name="T1">A.</text:span><text:span text:style-name="T3"> <text:s/>Photosynthesis </text:span><text:span text:style-name="T1"><text:s/>6CO</text:span><text:span text:style-name="T23">2</text:span><text:span text:style-name="T1"> + 6H</text:span><text:span text:style-name="T23">2</text:span><text:span text:style-name="T1">O </text:span><text:span text:style-name="T27"></text:span><text:span text:style-name="T1">C</text:span><text:span text:style-name="T23">6</text:span><text:span text:style-name="T1">H</text:span><text:span text:style-name="T23">12</text:span><text:span text:style-name="T1">O</text:span><text:span text:style-name="T23">6</text:span><text:span text:style-name="T1"> + 6O</text:span><text:span text:style-name="T23">2</text:span></text:p>
        <text:p text:style-name="P12"><text:span text:style-name="T2">Photosynthetic organisms capture free energy present in sunlight and use water and carbon dioxide to make carbon products and free oxygen.</text:span></text:p>
        <text:p text:style-name="P29"/>
        <text:p text:style-name="P17"><text:span text:style-name="T4">Light-dependent reactions- photophosphorylation</text:span></text:p>
        <text:list xml:id="list3817249028029460578" text:style-name="WWNum10">
          <text:list-item>
            <text:p text:style-name="P21"><text:span text:style-name="T2">Photosystems I and II (chlorophyll and proteins) are embedded in the internal membranes of chloroplasts (thylakoids of the grana). They pass electrons through an electron transport chain (ETC). When electrons are passed they allow hydrogen ions (protons) across the thykaloid membrane. The formation of the proton gradient powers the process of ATP synthesis to add a phosphate ADP to ATP (</text:span><text:span text:style-name="T4">chemiosmosis).</text:span></text:p>
          </text:list-item>
          <text:list-item>
            <text:p text:style-name="P21"><text:span text:style-name="T4">Electrons are passed to NADP+ to make NADPH (electron carrier)</text:span></text:p>
          </text:list-item>
          <text:list-item>
            <text:p text:style-name="P21"><text:span text:style-name="T4">H</text:span><text:span text:style-name="T24">2</text:span><text:span text:style-name="T4">O is used and O</text:span><text:span text:style-name="T24">2</text:span><text:span text:style-name="T4"> released as by-product</text:span></text:p>
          </text:list-item>
          <text:list-item>
            <text:p text:style-name="P21"><text:span text:style-name="T4">Red and blue light works best (green is reflected typically)</text:span></text:p>
          </text:list-item>
          <text:list-item>
            <text:p text:style-name="P21"><text:span text:style-name="T4">Pigments= chlorophyll a and b; accessory pigments</text:span></text:p>
          </text:list-item>
          <text:list-item>
            <text:p text:style-name="P46"><text:span text:style-name="T15">Energy converted from sun into chemical energy of ATP and NADPH to be used in building of sugar (Calvin Cycle)</text:span></text:p>
          </text:list-item>
        </text:list>
        <text:p text:style-name="P13"/>
        <text:p text:style-name="P12"><text:span text:style-name="T4">Light-independent reactions- Calvin Cycle</text:span></text:p>
        <text:list xml:id="list7270761096431142288" text:style-name="WWNum11">
          <text:list-item>
            <text:p text:style-name="P22"><text:span text:style-name="T4">carbon fixation occurs</text:span></text:p>
          </text:list-item>
          <text:list-item>
            <text:p text:style-name="P22"><text:span text:style-name="T4">occurs in stroma of chloroplasts</text:span></text:p>
          </text:list-item>
          <text:list-item>
            <text:p text:style-name="P22"><text:span text:style-name="T4">ATP and NADPH are used; rubisco is enzyme that fixes carbon (not picky and will fix O</text:span><text:span text:style-name="T24">2</text:span><text:span text:style-name="T4"> too- photorespiration; “the ho”)</text:span></text:p>
          </text:list-item>
        </text:list>
        <text:p text:style-name="P12"><text:span text:style-name="T4"><text:s/></text:span></text:p>
        <text:p text:style-name="P12"><text:span text:style-name="T4">Evolution of Photosynthesis</text:span></text:p>
        <text:list xml:id="list4250550550189106577" text:style-name="WWNum31">
          <text:list-item>
            <text:p text:style-name="P47"><text:span text:style-name="T14">Photosynthesis first evolved in prokaryotic organisms; (bacterial) photosynthesis was responsible for the production of an oxygenated atmosphere</text:span></text:p>
          </text:list-item>
          <text:list-item>
            <text:p text:style-name="P49"><text:span text:style-name="T15">C</text:span><text:span text:style-name="T25">4</text:span><text:span text:style-name="T15"> photosynthesis- crabgrass, corn, drought resistance, uses new enzyme- PEP carboxylase which is specific for just CO</text:span><text:span text:style-name="T25">2</text:span><text:span text:style-name="T15"> and CAM- Crassulacean Acid metabolism used in dry climates, ex. Cacti stomates are closed during day and open at night</text:span></text:p>
          </text:list-item>
        </text:list>
        <text:p text:style-name="P28"/>
        <text:list xml:id="list4371908320684991153" text:style-name="WWNum32">
          <text:list-item>
            <text:p text:style-name="P41"><text:span text:style-name="T18">Cellular respiration C</text:span><text:span text:style-name="T26">6</text:span><text:span text:style-name="T18">H</text:span><text:span text:style-name="T26">12</text:span><text:span text:style-name="T18">O</text:span><text:span text:style-name="T26">6</text:span><text:span text:style-name="T18"> + 6O2</text:span><text:span text:style-name="T29"></text:span><text:span text:style-name="T18">6CO</text:span><text:span text:style-name="T26">2</text:span><text:span text:style-name="T18"> + 6H</text:span><text:span text:style-name="T26">2</text:span><text:span text:style-name="T18">O</text:span></text:p>
          </text:list-item>
        </text:list>
        <text:p text:style-name="P1"><text:span text:style-name="T1">Makes ATP for cell use; uses glucose and oxygen makes waste products of carbon dioxide and water; occurs in mitochondria; NADH is electron carrier used</text:span></text:p>
        <text:p text:style-name="P3"/>
        <text:p text:style-name="P1"><text:soft-page-break/><text:span text:style-name="T1">Glycolysis</text:span></text:p>
        <text:p text:style-name="P1"><text:span text:style-name="T1">(1)<text:tab/></text:span><text:span text:style-name="T4">occurs in cytoplasm; anaerobic </text:span></text:p>
        <text:p text:style-name="P32"><text:span text:style-name="T2">(2)<text:tab/>rearranges the bonds in glucose molecules, releasing free energy to form ATP from ADP resulting in the production of pyruvate.</text:span></text:p>
        <text:p text:style-name="P31"/>
        <text:p text:style-name="P12"><text:span text:style-name="T4">Kreb’s cycle</text:span></text:p>
        <text:list xml:id="list3392749496441886585" text:style-name="WWNum15">
          <text:list-item>
            <text:p text:style-name="P48"><text:span text:style-name="T15">occurs in mitochondrial matrix</text:span></text:p>
          </text:list-item>
          <text:list-item>
            <text:p text:style-name="P23"><text:span text:style-name="T4">also called the citric acid cycle</text:span></text:p>
          </text:list-item>
          <text:list-item>
            <text:p text:style-name="P23"><text:span text:style-name="T4">occurs twice (one for each acetyl co-a)</text:span></text:p>
          </text:list-item>
        </text:list>
        <text:p text:style-name="P17"><text:span text:style-name="T2">(4)<text:tab/>Pyruvate is oxidized further and carbon dioxide is released ; ATP is synthesized from ADP and inorganic phosphate via substrate level phosphorylation and electrons are captured by coenzymes (NAD+ and FAD).</text:span></text:p>
        <text:p text:style-name="P34"><text:span text:style-name="T2">NADH and FADH2 carry them to the electron transport chain.</text:span></text:p>
        <text:p text:style-name="P12"><text:span text:style-name="T2">(5)<text:tab/>The electron transport chain captures in a process similar to light dependent reactions to make ATP.</text:span></text:p>
        <text:p text:style-name="P17"><text:span text:style-name="T4">(6)<text:tab/>At end 38 ATP made per glucose molecule- could be 36 if it cost ATP to get in mitochondria; some of the energy in bonds is lost as heat (not completely efficient but since it occurs in several reactions with enzymes it is more efficient than one combustion)</text:span></text:p>
        <text:p text:style-name="P27"/>
        <text:p text:style-name="P12"><text:span text:style-name="T4">Anaerobic Fermentation</text:span></text:p>
        <text:list xml:id="list4898011427271464813" text:style-name="WWNum17">
          <text:list-item>
            <text:p text:style-name="P24"><text:span text:style-name="T4">No oxygen; cell only goes through glycolysis followed by fermentation</text:span></text:p>
          </text:list-item>
          <text:list-item>
            <text:p text:style-name="P24"><text:span text:style-name="T4">Fermentation recycles NAD needed to restart glycolysis</text:span></text:p>
          </text:list-item>
          <text:list-item>
            <text:p text:style-name="P24"><text:span text:style-name="T4">alcohol fermentation ex. yeast cells- glucose </text:span><text:span text:style-name="T30"></text:span><text:span text:style-name="T4"> ethyl alcohol + CO</text:span><text:span text:style-name="T24">2</text:span><text:span text:style-name="T4">+ NAD</text:span></text:p>
          </text:list-item>
          <text:list-item>
            <text:p text:style-name="P24"><text:span text:style-name="T4">lactic acid fermentation ex. muscle cells- glucose </text:span><text:span text:style-name="T30"></text:span><text:span text:style-name="T4"> lactic acid + NAD</text:span></text:p>
          </text:list-item>
        </text:list>
        <text:p text:style-name="Standard"><text:span text:style-name="T1">(5)<text:tab/>Fermentation does not make ATP but glycolysis does- 2ATP; very inefficient; sufficient for microorganisms</text:span></text:p>
        <text:list xml:id="list21272014" text:continue-list="list21281957" text:style-name="WWNum1">
          <text:list-item>
            <text:p text:style-name="P56"><text:span text:style-name="T18">Cell cycle</text:span></text:p>
          </text:list-item>
        </text:list>
        <text:list xml:id="list8577571225498363374" text:style-name="WWNum29">
          <text:list-item>
            <text:p text:style-name="P50"><text:span text:style-name="T14">Reason for division- as cells increase in volume, the surface area decreases and demand for material resources increases which limits cell size</text:span></text:p>
          </text:list-item>
          <text:list-item>
            <text:p text:style-name="P50"><text:span text:style-name="T14">Smaller cells have a more favorable surface area-to-volume ratio for exchange of materials with the environment (diffusion, etc.). High SA:V ratio is favorable. <text:s/>Ex. 6:1 is better than 6:5</text:span></text:p>
          </text:list-item>
          <text:list-item>
            <text:p text:style-name="P50"><text:span text:style-name="T15">Cell cycle switches between interphase and cell division.</text:span></text:p>
          </text:list-item>
          <text:list-item>
            <text:p text:style-name="P50"><text:span text:style-name="T15">Interphase has three phases: growth (G1), synthesis of DNA (S) and preparation for mitosis (G2).</text:span></text:p>
          </text:list-item>
          <text:list-item>
            <text:p text:style-name="P50"><text:span text:style-name="T14">During mitosis duplicated chromosomes line up in center with spindle fibers attached to help pull them apart. <text:s/>Duplicated chromosomes are pulled apart by spindle fibers.</text:span></text:p>
          </text:list-item>
          <text:list-item>
            <text:p text:style-name="P50"><text:span text:style-name="T15">Cytokinesis-division of cytoplasm and reformation of cell membrane. Animal cell- pinches in (cleavage) using microfilaments; plant cell- form cell plate reforms cell wall (golgi deposits material).</text:span></text:p>
          </text:list-item>
          <text:list-item>
            <text:p text:style-name="P50"><text:span text:style-name="T14">The cell cycle is directed by internal controls or checkpoints. Internal (enzymes and promoting factors) and external signals (growth factors) provide stop and- go signs at the checkpoints. Ex. Mitosis-promoting factor (MPF); Platelet-derived growth factor (PDGF); p53 gene products</text:span></text:p>
          </text:list-item>
          <text:list-item>
            <text:p text:style-name="P50"><text:soft-page-break/><text:span text:style-name="T14">Cancer results from disruptions in cell cycle control (too much division, defective tumor suppressor genes, overactive genes) which are a result of DNA damage to proto-oncogenes (regulatory genes)which make products like cyclins and cyclin-dependent kinases.</text:span></text:p>
          </text:list-item>
          <text:list-item>
            <text:p text:style-name="P50"><text:span text:style-name="T14">Cells spend different amounts of time in interphase or division. Nondividing cells may exit the cell cycle; or hold at a particular stage in the cell cycle.</text:span></text:p>
          </text:list-item>
          <text:list-item>
            <text:p text:style-name="P50"><text:span text:style-name="T15">Mitosis is used for growth and repair in animals; plants use mitosis to make gametes and for growth or repair.</text:span></text:p>
          </text:list-item>
          <text:list-item>
            <text:p text:style-name="P50"><text:span text:style-name="T15">Mitosis usually begins with 1 cell, makes 2 identical cells or clones; maintains chromosome number; 1n</text:span><text:span text:style-name="T27"></text:span><text:span text:style-name="T15">1n or 2n</text:span><text:span text:style-name="T27"></text:span><text:span text:style-name="T15">2n.</text:span></text:p>
          </text:list-item>
        </text:list>
        <text:p text:style-name="P17"><text:span text:style-name="T10">l. <text:tab/></text:span><text:span text:style-name="T2">Meiosis (occurs after interphase) takes diploid cells and reduces the chromosome number to haploid. 2n</text:span><text:span text:style-name="T28"></text:span><text:span text:style-name="T2">1n.</text:span></text:p>
        <text:p text:style-name="P17"><text:span text:style-name="T2">m.<text:tab/>During meiosis, homologous chromosomes are paired (one from mom and one from dad) and line up in the center of the cell randomly. <text:s/>The homologues are pulled apart and separated in meiosis I. <text:s/>A second division occurs in which the duplicated chromosomes are pulled apart.</text:span></text:p>
        <text:p text:style-name="P25"><text:span text:style-name="T2">o.<text:tab/>Variation occurs in gametes during “crossing over,” and fertilization because of all possible combinations</text:span><text:span text:style-name="T10">.</text:span><text:span text:style-name="T2"> </text:span></text:p>
        <text:p text:style-name="P14"/>
        <text:list xml:id="list21262853" text:continue-list="list21272014" text:style-name="WWNum1">
          <text:list-item>
            <text:p text:style-name="P51"><text:span text:style-name="T14"><text:s/></text:span><text:span text:style-name="T19">Cell to Cell Communication</text:span></text:p>
          </text:list-item>
        </text:list>
        <text:list xml:id="list2589582953329952120" text:style-name="WWNum30">
          <text:list-item>
            <text:p text:style-name="P52"><text:span text:style-name="T14">Cells receive or send inhibitory or stimulatory signals from other cells, organisms or the environment.</text:span></text:p>
          </text:list-item>
        </text:list>
        <text:p text:style-name="P12"><text:span text:style-name="T2">b. <text:tab/>In single-celled organisms it is response to its environment. Ex. quorum sensing, <text:s/></text:span></text:p>
        <text:p text:style-name="P17"><text:span text:style-name="T2">d. <text:tab/>In multicellular organisms, signal transduction pathways coordinate the activities within individual cells. Ex. Epinephrine stimulation of glycogen breakdown in mammals</text:span></text:p>
        <text:p text:style-name="P17"><text:span text:style-name="T2">e. <text:tab/>Cells communicate by cell-to-cell contact. Ex Immune cells interact by cell-cell contact, antigen- presenting cells (APCs), helper T-cells and killer T cells or plasmodesmata between plant cells that allow material to be transported from cell to cell.</text:span></text:p>
        <text:p text:style-name="P17"><text:span text:style-name="T2">f. <text:tab/>Cells communicate over short distances by using local regulators that target cells in the vicinity of the</text:span></text:p>
        <text:p text:style-name="P36"><text:span text:style-name="T2">emitting cell. Ex. Neurotransmitters, plant immune response</text:span></text:p>
        <text:p text:style-name="P18"><text:span text:style-name="T2">g. <text:tab/>Signals released by one cell type can travel long distances to target cells of another cell type. Ex. Hormones.</text:span></text:p>
        <text:p text:style-name="P12"><text:span text:style-name="T2">h.<text:tab/>A receptor protein recognizes signal molecules, causing the receptor protein’s shape to change,</text:span></text:p>
        <text:p text:style-name="P34"><text:span text:style-name="T2">which initiates transduction of the signal. Ex. G-protein linked receptors, ligand-gated ion channels, tyrosine kinase receptors.</text:span></text:p>
        <text:p text:style-name="P17"><text:span text:style-name="T2">i. <text:tab/>Signal transduction is the process by which a signal is converted to a cellular response. Signaling cascades relay signals from receptors to cell targets, often amplifying the incoming signals, with the result of appropriate responses by the cell.</text:span></text:p>
        <text:p text:style-name="P17"><text:span text:style-name="T2">j. <text:tab/>Second messengers are often essential to the function of the cascade. Ex. cyclic AMP calcium ions (Ca2+), and inositol triphosphate (IP3)</text:span></text:p>
        <text:p text:style-name="P17"><text:span text:style-name="T2">k. <text:tab/>Many signal transduction pathways include: Protein modifications or phosphorylation cascades in which a series of protein kinases add a phosphate group to the next protein in the cascade sequence.</text:span></text:p>
        <text:h text:style-name="P35" text:outline-level="2"/>
        <text:p text:style-name="P33"><text:span text:style-name="T1">-------------------------------------------------------------------------------------------------------------------------------------------------</text:span></text:p>
        <text:p text:style-name="P33"><text:soft-page-break/><text:span text:style-name="T6">AP Lab Investigation 5 Photosynthesis</text:span></text:p>
        <text:p text:style-name="P30"/>
        <text:p text:style-name="P37"><text:span text:style-name="T1">Overview: Spinach cut out disks were placed in two different syringes (bicarbonate and without) and those photosynthetic rate was calculated by measuring the number that floated over time. <text:s/>Students then designed their own experiment to see what factors affected photosynthesis.</text:span></text:p>
        <text:p text:style-name="P30"/>
        <text:p text:style-name="P33"><text:span text:style-name="T1"><text:s/>IV: <text:s/>presence of bicarbonate</text:span></text:p>
        <text:p text:style-name="P30"/>
        <text:p text:style-name="P33"><text:span text:style-name="T1">DV: number of disks floating</text:span></text:p>
        <text:p text:style-name="P4"/>
        <text:p text:style-name="P5"><text:span text:style-name="T1">Equations: ET</text:span><text:span text:style-name="T23">50</text:span><text:span text:style-name="T1"> = the p</text:span><text:span text:style-name="T31">oint at which 50% of the leaf disks are floating (the median or ET</text:span><text:span text:style-name="T34">50</text:span><text:span text:style-name="T31">, the Estimated Time it takes 50% of the disks to float), inverse relationship between rate and ET</text:span><text:span text:style-name="T34">50</text:span><text:span text:style-name="T31"> so we graphed 1/ET</text:span><text:span text:style-name="T34">50</text:span><text:span text:style-name="T31"> in this lab.</text:span></text:p>
        <text:p text:style-name="P5"><text:span text:style-name="T32">AP Lab Investigation 6 Cell Respiration</text:span></text:p>
        <text:p text:style-name="P5"><text:span text:style-name="T31">Overview: <text:s/>Germinating and non-germinating seeds (peas) were placed in different temperature water baths and cell respiration rate was determined based on oxygen consumption. Design your own experiment to determine what other factors affect cell respiration (type of seed, age of seed, etc.)</text:span></text:p>
        <text:p text:style-name="P5"><text:span text:style-name="T31">IV: germinating or non-germinating and temperature</text:span></text:p>
        <text:p text:style-name="P5"><text:span text:style-name="T31">DV: O</text:span><text:span text:style-name="T34">2</text:span><text:span text:style-name="T31"> consumption</text:span></text:p>
        <text:p text:style-name="P5"><text:span text:style-name="T31">*volume was controlled with glass beads, CO</text:span><text:span text:style-name="T34">2</text:span><text:span text:style-name="T31"> gas was controlled with KOH, temperature was controlled with water bath</text:span></text:p>
        <text:p text:style-name="P5"><text:span text:style-name="T31">Equations: dY/dt or product formed (dY) over time interval (dt)</text:span></text:p>
        <text:p text:style-name="P5"><text:span text:style-name="T32">AP Lab Investigation 7 Cell Cycle</text:span></text:p>
        <text:p text:style-name="P5"><text:span text:style-name="T33">Part I: Mitosis</text:span></text:p>
        <text:p text:style-name="P5"><text:span text:style-name="T31">Overview: <text:s/>Two treatment groups of plant root tips were compared, one group was treated with lectin (increases cell division) and the other was a control group that had not been treated with lectin (we used cards for these). <text:s/>Chi-square analysis was used to determine if there was a significant difference between the two groups.</text:span></text:p>
        <text:p text:style-name="P5"><text:span text:style-name="T31">IV: <text:s/>Lectin</text:span></text:p>
        <text:p text:style-name="P5"><text:span text:style-name="T31">DV: <text:s/>Rate of Division</text:span></text:p>
        <text:p text:style-name="P5"><text:soft-page-break/><text:span text:style-name="T31">Equations: </text:span><draw:frame draw:style-name="fr1" text:anchor-type="as-char" svg:width="1.2154in" svg:height="0.3736in" draw:z-index="1"><draw:image xlink:href="Pictures/100000000000005B0000001C6491DF76.png" xlink:type="simple" xlink:show="embed" xlink:actuate="onLoad"/></draw:frame><text:span text:style-name="T31">, <text:s/>x2 <text:s/>value is compared to chart under .05 probability and correct degrees of freedom (number of groups -1). <text:s/>Numbers at critical value or above reject null hypothesis.</text:span></text:p>
        <text:p text:style-name="P5"><text:span text:style-name="T33">Part II: Meiosis</text:span></text:p>
        <text:p text:style-name="P5"><text:span text:style-name="T31">Overview: <text:s/>Spores of a fungus were evaluated for crossing over and cross over rates were calculated. <text:s/>Also karyotypes were evaluated for cancer and genetic diseases as a result of cross over mistakes.</text:span></text:p>
        <text:p text:style-name="P5"><text:span text:style-name="T31">Equations: # of crossover/total number of spores = % cross over, % cross over /2 = map units</text:span></text:p>
        <text:p text:style-name="P5"><text:span text:style-name="T32">AP Lab Investigation 13 Enzymes</text:span></text:p>
        <text:p text:style-name="P5"><text:span text:style-name="T31">Overview: Rate of decomposition (breakdown) of hydrogen peroxide by the enzyme peroxidase was measured by measuring the amount of O</text:span><text:span text:style-name="T34">2</text:span><text:span text:style-name="T31"> gas produced in the reaction. <text:s/>An indicator called guaiacol was used to detect oxygen by changing a darker color which was measured by a colorimeter (measures transmittance of light through a sample). <text:s/>Designing your own experiment to determine what other factors affect enzyme reaction (light, temperature, pH or concentrations).</text:span></text:p>
        <text:p text:style-name="P5"><text:span text:style-name="T31">IV: Time</text:span></text:p>
        <text:p text:style-name="P5"><text:span text:style-name="T31">DV: color change (indicates oxygen production)</text:span></text:p>
        <text:p text:style-name="P5"><text:span text:style-name="T31">Equations: rate dY/dt (change in transmittance of light over change in time)</text:span></text:p>
        <text:p text:style-name="P2"><text:span text:style-name="T31">-------------------------------------------------------------------------------------------------------------------------------------------------</text:span><text:span text:style-name="T12">Cell Division:</text:span></text:p>
      </text:section>
      <text:section text:style-name="Sect2" text:name="Section1">
        <text:p text:style-name="P2"><text:span text:style-name="T11">anaphase</text:span></text:p>
        <text:p text:style-name="P12"><text:span text:style-name="T11">cancer</text:span></text:p>
        <text:p text:style-name="P12"><text:span text:style-name="T11">cell cycle</text:span></text:p>
        <text:p text:style-name="P12"><text:span text:style-name="T11">cellular differentiation</text:span></text:p>
        <text:p text:style-name="P12"><text:span text:style-name="T11">cell division</text:span></text:p>
        <text:p text:style-name="P12"><text:span text:style-name="T11">centrioles</text:span></text:p>
        <text:p text:style-name="P12"><text:span text:style-name="T11">chromosome</text:span></text:p>
        <text:p text:style-name="P12"><text:span text:style-name="T11">crossing over</text:span></text:p>
        <text:p text:style-name="P12"><text:span text:style-name="T11">crossover frequency</text:span></text:p>
        <text:p text:style-name="P12"><text:span text:style-name="T11">cyclin-dependent kinase</text:span></text:p>
        <text:p text:style-name="P12"><text:span text:style-name="T11">cytokinesis</text:span></text:p>
        <text:p text:style-name="P12"><text:span text:style-name="T11">differentiation</text:span></text:p>
        <text:p text:style-name="P12"><text:span text:style-name="T11">diploid (2N)</text:span></text:p>
        <text:p text:style-name="P12"><text:span text:style-name="T11">DNA replication</text:span></text:p>
        <text:p text:style-name="P12"><text:span text:style-name="T11">fertilization</text:span></text:p>
        <text:p text:style-name="P12"><text:span text:style-name="T11">gamete</text:span></text:p>
        <text:p text:style-name="P12"><text:span text:style-name="T11">haploid (1N)</text:span></text:p>
        <text:p text:style-name="P12"><text:span text:style-name="T11">homologous chromosomes</text:span></text:p>
        <text:p text:style-name="P12"><text:span text:style-name="T11">independent assortment</text:span></text:p>
        <text:p text:style-name="P12"><text:span text:style-name="T11">interphase</text:span></text:p>
        <text:p text:style-name="P12"><text:span text:style-name="T11">maternal chromosome</text:span></text:p>
        <text:p text:style-name="P12"><text:span text:style-name="T11">meiosis</text:span></text:p>
        <text:p text:style-name="P12"><text:span text:style-name="T11">metaphase</text:span></text:p>
        <text:p text:style-name="P12"><text:span text:style-name="T11">mitosis</text:span></text:p>
        <text:p text:style-name="P12"><text:span text:style-name="T11">nuclear division</text:span></text:p>
        <text:p text:style-name="P12"><text:span text:style-name="T11">p53</text:span></text:p>
        <text:p text:style-name="P12"><text:span text:style-name="T11">paternal chromosome</text:span></text:p>
        <text:p text:style-name="P12"><text:span text:style-name="T11">potency</text:span></text:p>
        <text:p text:style-name="P12"><text:span text:style-name="T11">prophase</text:span></text:p>
        <text:p text:style-name="P12"><text:span text:style-name="T11">recombination</text:span></text:p>
        <text:p text:style-name="P12"><text:span text:style-name="T11">sex chromosome</text:span></text:p>
        <text:p text:style-name="P12"><text:span text:style-name="T11">somatic cell</text:span></text:p>
        <text:p text:style-name="P12"><text:span text:style-name="T11">specialized cell</text:span></text:p>
        <text:p text:style-name="P12"><text:span text:style-name="T11">synapsis</text:span></text:p>
        <text:p text:style-name="P2"><text:span text:style-name="T11">telophase</text:span></text:p>
      </text:section>
      <text:section text:style-name="Sect1" text:name="Section2">
        <text:p text:style-name="P2"><text:span text:style-name="T13">Communication</text:span></text:p>
      </text:section>
      <text:section text:style-name="Sect2" text:name="Section3">
        <text:p text:style-name="P12"><text:span text:style-name="T11">communication</text:span></text:p>
        <text:p text:style-name="P2"><text:span text:style-name="T11">cyclic AMP (cAMP)</text:span></text:p>
        <text:p text:style-name="P2"><text:span text:style-name="T11">G-protein linked receptor</text:span></text:p>
        <text:p text:style-name="P2"><text:span text:style-name="T11">phosphorylation cascade</text:span></text:p>
        <text:p text:style-name="P2"><text:span text:style-name="T11">protein kinase</text:span></text:p>
        <text:p text:style-name="P12"><text:span text:style-name="T11">quorum sensing</text:span></text:p>
        <text:p text:style-name="P2"><text:span text:style-name="T11">receptor</text:span></text:p>
        <text:p text:style-name="P2"><text:span text:style-name="T11">second messenger</text:span></text:p>
        <text:p text:style-name="P12"><text:span text:style-name="T11">signal cascade</text:span></text:p>
        <text:p text:style-name="P12"><text:span text:style-name="T11">signal transduction</text:span></text:p>
        <text:p text:style-name="P2"><text:span text:style-name="T11">signal transduction pathway</text:span></text:p>
      </text:section>
      <text:section text:style-name="Sect1" text:name="Section4">
        <text:p text:style-name="P7"/>
        <text:p text:style-name="P2"><text:soft-page-break/><text:span text:style-name="T13">Cell Energy</text:span></text:p>
      </text:section>
      <text:section text:style-name="Sect2" text:name="Section5">
        <text:p text:style-name="P12"><text:span text:style-name="T11">absorption spectrum</text:span></text:p>
        <text:p text:style-name="P12"><text:span text:style-name="T11">accessory pigment</text:span></text:p>
        <text:p text:style-name="P12"><text:span text:style-name="T11">acetyl coA</text:span></text:p>
        <text:p text:style-name="P12"><text:span text:style-name="T11">action spectrum</text:span></text:p>
        <text:p text:style-name="P12"><text:span text:style-name="T11">activation energy</text:span></text:p>
        <text:p text:style-name="P12"><text:span text:style-name="T11">active site</text:span></text:p>
        <text:p text:style-name="P12"><text:span text:style-name="T11">anabolism</text:span></text:p>
        <text:p text:style-name="P12"><text:span text:style-name="T11">anaerobic metabolism</text:span></text:p>
        <text:p text:style-name="P12"><text:span text:style-name="T11">allosteric regulation</text:span></text:p>
        <text:p text:style-name="P12"><text:span text:style-name="T11">ATP</text:span></text:p>
        <text:p text:style-name="P12"><text:span text:style-name="T11">autotroph</text:span></text:p>
        <text:p text:style-name="P12"><text:span text:style-name="T11">Calvin cycle</text:span></text:p>
        <text:p text:style-name="P12"><text:span text:style-name="T11">catabolism</text:span></text:p>
        <text:p text:style-name="P12"><text:span text:style-name="T11">catalyst</text:span></text:p>
        <text:p text:style-name="P12"><text:span text:style-name="T11">cellular respiration</text:span></text:p>
        <text:p text:style-name="P12"><text:span text:style-name="T11">chemiosmosis</text:span></text:p>
        <text:p text:style-name="P12"><text:span text:style-name="T11">chemoautotroph</text:span></text:p>
        <text:p text:style-name="P12"><text:span text:style-name="T11">chlorophyll</text:span></text:p>
        <text:p text:style-name="P12"><text:span text:style-name="T11">chloroplast</text:span></text:p>
        <text:p text:style-name="P12"><text:span text:style-name="T11">citric acid cycle</text:span></text:p>
        <text:p text:style-name="P12"><text:span text:style-name="T11">coenzyme</text:span></text:p>
        <text:p text:style-name="P12"><text:span text:style-name="T11">cofactor</text:span></text:p>
        <text:p text:style-name="P12"><text:span text:style-name="T11">compartmentalization</text:span></text:p>
        <text:p text:style-name="P12"><text:span text:style-name="T11">consumer</text:span></text:p>
        <text:p text:style-name="P12"><text:span text:style-name="T11">cyclic electron flow</text:span></text:p>
        <text:p text:style-name="P12"><text:span text:style-name="T11">denaturation</text:span></text:p>
        <text:p text:style-name="P12"><text:span text:style-name="T11">electron transport chain</text:span></text:p>
        <text:p text:style-name="P12"><text:span text:style-name="T11">entropy</text:span></text:p>
        <text:p text:style-name="P12"><text:span text:style-name="T11">endergonic reaction</text:span></text:p>
        <text:p text:style-name="P12"><text:span text:style-name="T11">enzyme</text:span></text:p>
        <text:p text:style-name="P12"><text:span text:style-name="T11">exergonic reaction</text:span></text:p>
        <text:p text:style-name="P12"><text:span text:style-name="T11">feedback inhibition</text:span></text:p>
        <text:p text:style-name="P12"><text:span text:style-name="T11">fermentation</text:span></text:p>
        <text:p text:style-name="P12"><text:span text:style-name="T11">glycolysis</text:span></text:p>
        <text:p text:style-name="P12"><text:span text:style-name="T11">heterotroph</text:span></text:p>
        <text:p text:style-name="P12"><text:span text:style-name="T11">induced fit model</text:span></text:p>
        <text:p text:style-name="P12"><text:span text:style-name="T11">light dependent reactions</text:span></text:p>
        <text:p text:style-name="P12"><text:span text:style-name="T11">light independent reactions</text:span></text:p>
        <text:p text:style-name="P12"><text:span text:style-name="T11">metabolic pathway</text:span></text:p>
        <text:p text:style-name="P12"><text:span text:style-name="T11">mitochondrion</text:span></text:p>
        <text:p text:style-name="P12"><text:span text:style-name="T11">NAD</text:span></text:p>
        <text:p text:style-name="P12"><text:span text:style-name="T11">NADP</text:span></text:p>
        <text:p text:style-name="P12"><text:span text:style-name="T11">negative feedback</text:span></text:p>
        <text:p text:style-name="P12"><text:span text:style-name="T11">non-cyclic electron flow</text:span></text:p>
        <text:p text:style-name="P12"><text:span text:style-name="T11">oxidative phosphorylation</text:span></text:p>
        <text:p text:style-name="P12"><text:span text:style-name="T11">photolysis</text:span></text:p>
        <text:p text:style-name="P12"><text:span text:style-name="T11">photosynthesis</text:span></text:p>
        <text:p text:style-name="P12"><text:span text:style-name="T11">positive feedback</text:span></text:p>
        <text:p text:style-name="P12"><text:span text:style-name="T11">ribulose bisphosphate</text:span></text:p>
        <text:p text:style-name="P12"><text:span text:style-name="T11">substrate-level phosphorylation</text:span></text:p>
        <text:p text:style-name="P2"><text:span text:style-name="T11">thylakoid membrane</text:span></text:p>
        <text:p text:style-name="P8"/>
      </text:section>
      <text:section text:style-name="Sect1" text:name="Section6">
        <text:p text:style-name="P8"/>
        <text:p text:style-name="P2"><text:span text:style-name="T13">Questions and Practice</text:span></text:p>
        <text:p text:style-name="P8"/>
        <text:list xml:id="list8963172369461556459" text:style-name="WWNum36">
          <text:list-item>
            <text:p text:style-name="P42"><text:span text:style-name="T20">How do the laws of thermodynamics relate to the biochemical processes that provide energy to living systems?</text:span></text:p>
          </text:list-item>
          <text:list-item>
            <text:p text:style-name="P42"><text:span text:style-name="T20">How do enzymes regulate the rate of chemical reactions?</text:span></text:p>
          </text:list-item>
          <text:list-item>
            <text:p text:style-name="P42"><text:span text:style-name="T20">How does the specificity of an enzyme depend on its structure?</text:span></text:p>
          </text:list-item>
          <text:list-item>
            <text:p text:style-name="P43"><text:span text:style-name="T20">How is the activity of an enzyme regulated?</text:span></text:p>
          </text:list-item>
          <text:list-item>
            <text:p text:style-name="P42"><text:span text:style-name="T20">How does the cell cycle assure genetic continuity?</text:span></text:p>
          </text:list-item>
          <text:list-item>
            <text:p text:style-name="P42"><text:span text:style-name="T20">How does mitosis allow for the even distribution of genetic information to new cells?</text:span></text:p>
          </text:list-item>
          <text:list-item>
            <text:p text:style-name="P42"><text:span text:style-name="T20">What are the mechanisms of cytokinesis?</text:span></text:p>
          </text:list-item>
          <text:list-item>
            <text:p text:style-name="P42"><text:span text:style-name="T20">How is the cell cycle regulated?</text:span></text:p>
          </text:list-item>
          <text:list-item>
            <text:p text:style-name="P42"><text:span text:style-name="T20">How can aberrations in the cell cycle lead to tumor formation?</text:span></text:p>
          </text:list-item>
          <text:list-item>
            <text:p text:style-name="P15"><text:span text:style-name="T7">Why is meiosis important in heredity?</text:span></text:p>
          </text:list-item>
          <text:list-item>
            <text:p text:style-name="P15"><text:soft-page-break/><text:span text:style-name="T7">How is meiosis related to gametogenesis?</text:span></text:p>
          </text:list-item>
          <text:list-item>
            <text:p text:style-name="P15"><text:span text:style-name="T7">What are the similarities and differences between gametogenesis in animals and plants? </text:span></text:p>
          </text:list-item>
          <text:list-item>
            <text:p text:style-name="P42"><text:span text:style-name="T20">What is the role of ATP in coupling the cell’s anabolic and catabolic processes?</text:span></text:p>
          </text:list-item>
          <text:list-item>
            <text:p text:style-name="P42"><text:span text:style-name="T20">How does chemiosmosis function in bioenergetics?</text:span></text:p>
          </text:list-item>
          <text:list-item>
            <text:p text:style-name="P42"><text:span text:style-name="T20">How are organic molecules broken down by catabolic pathways?</text:span></text:p>
          </text:list-item>
          <text:list-item>
            <text:p text:style-name="P42"><text:span text:style-name="T20">What is the role of oxygen in energy-yielding pathways?</text:span></text:p>
          </text:list-item>
          <text:list-item>
            <text:p text:style-name="P42"><text:span text:style-name="T20">How do cells generate ATP in the absence of oxygen?</text:span></text:p>
          </text:list-item>
          <text:list-item>
            <text:p text:style-name="P42"><text:span text:style-name="T20">How does photosynthesis convert light energy into chemical energy?</text:span></text:p>
          </text:list-item>
          <text:list-item>
            <text:p text:style-name="P42"><text:span text:style-name="T20">How are the chemical products of the light-trapping reactions coupled to the synthesis of carbohydrates?</text:span></text:p>
          </text:list-item>
          <text:list-item>
            <text:p text:style-name="P42"><text:span text:style-name="T21">What kinds of photosynthetic adaptations have evolved in response to different environmental conditions?</text:span></text:p>
          </text:list-item>
          <text:list-item>
            <text:p text:style-name="P42"><text:span text:style-name="T21">What interactions exist between photosynthesis and cellular respiration?</text:span></text:p>
          </text:list-item>
          <text:list-item>
            <text:p text:style-name="P42"><text:span text:style-name="T21">How was photosynthetic rate measured in the photosynthesis lab?</text:span></text:p>
          </text:list-item>
          <text:list-item>
            <text:p text:style-name="P42"><text:span text:style-name="T21">What was the IV in the photosynthesis lab? DV? Control? Controlled variables?</text:span></text:p>
          </text:list-item>
          <text:list-item>
            <text:p text:style-name="P42"><text:span text:style-name="T21">How was respiration rate measured in respiration lab?</text:span></text:p>
          </text:list-item>
          <text:list-item>
            <text:p text:style-name="P42"><text:span text:style-name="T21">What was the IV in the lab? DV? Control? Controlled variables?</text:span></text:p>
          </text:list-item>
        </text:list>
        <text:p text:style-name="P7"/>
        <text:list xml:id="list21254265" text:continue-numbering="true" text:style-name="WWNum36">
          <text:list-item>
            <text:p text:style-name="P44"><text:span text:style-name="T16"><text:s/>Make a concept map to relate the following terms: high free energy, low free energy, entropy, enzymes, photosynthesis, light dependent reaction, light independent reaction, cell respiration, glycolysis, krebs, etc, <text:s/>and fermentation.</text:span></text:p>
          </text:list-item>
        </text:list>
        <text:p text:style-name="P40"/>
        <text:p text:style-name="P40"/>
        <text:p text:style-name="P40"><text:soft-page-break/></text:p>
        <text:p text:style-name="P40"/>
        <text:p text:style-name="P40"/>
        <text:list xml:id="list21274198" text:continue-numbering="true" text:style-name="WWNum36">
          <text:list-item>
            <text:p text:style-name="P44"><text:span text:style-name="T16">Make a concept map to relate the following terms: cell cycle, interphase, growth, dna replication, mitosis, meiosis, homologous chromosomes, separation of chromosomes, cancer, checkpoints, regulatory proteins.</text:span></text:p>
          </text:list-item>
        </text:list>
        <text:p text:style-name="P40"/>
        <text:p text:style-name="P40"/>
        <text:p text:style-name="P40"/>
        <text:p text:style-name="P40"/>
        <text:p text:style-name="P40"/>
        <text:list xml:id="list21263106" text:continue-numbering="true" text:style-name="WWNum36">
          <text:list-item>
            <text:p text:style-name="P44"><text:span text:style-name="T16">Make a concept map to relate the following terms: unicellular, multicellular, local regulators, long distance regulation, contact, receptor, signal transduction, enzyme cascade, response</text:span></text:p>
          </text:list-item>
        </text:list>
        <text:p text:style-name="P9"/>
        <text:p text:style-name="P10"/>
      </text:section>
      <text:section text:style-name="Sect1" text:name="Section7">
        <text:list xml:id="list21269994" text:continue-numbering="true" text:style-name="WWNum36">
          <text:list-item>
            <text:p text:style-name="P11"/>
          </text:list-item>
          <text:list-item>
            <text:p text:style-name="P6"/>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bin-Regular" svg:font-family="Cabin-Regular"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bin-Regular1" svg:font-family="Cabin-Regular"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inionPro-Regular" svg:font-family="MinionPro-Regular" style:font-family-generic="system" style:font-pitch="variable"/>
    <style:font-face style:name="PTSerif-Bold" svg:font-family="PTSerif-Bold"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Ubuntu" svg:font-family="Ubuntu"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100%" fo:margin-left="0.5in" fo:margin-right="0in" fo:margin-top="0in" fo:margin-bottom="0in" fo:line-height="100%" fo:text-indent="0in" style:auto-text-indent="false"/>
      <style:text-properties style:font-name="Times New Roman" fo:font-size="10pt" style:font-name-asian="Times New Roman1" style:font-size-asian="10pt" style:font-name-complex="Times New Roman1" style:font-size-complex="10pt"/>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text-underline-style="solid" style:text-underline-width="auto" style:text-underline-color="font-color"/>
    </style:style>
    <style:style style:name="ListLabel_20_2" style:display-name="ListLabel 2" style:family="text">
      <style:text-properties style:font-name-complex="Courier New1"/>
    </style:style>
    <style:style style:name="ListLabel_20_3" style:display-name="ListLabel 3" style:family="text">
      <style:text-properties style:font-name-asian="Times New Roman1" style:font-name-complex="Times New Roman1"/>
    </style:style>
    <style:style style:name="ListLabel_20_4" style:display-name="ListLabel 4" style:family="text">
      <style:text-properties fo:font-size="11pt" style:font-size-asian="11pt"/>
    </style:style>
    <style:style style:name="ListLabel_20_5" style:display-name="ListLabel 5" style:family="text">
      <style:text-properties style:text-underline-style="none"/>
    </style:style>
    <style:style style:name="ListLabel_20_6" style:display-name="ListLabel 6" style:family="text">
      <style:text-properties style:font-name-complex="F"/>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5.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7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3"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A" text:start-value="3">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5.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7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4"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4"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5" style:num-suffix="." style:num-format="A"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6"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ophos2000</meta:initial-creator>
    <dc:creator>Windows User</dc:creator>
    <meta:editing-cycles>2</meta:editing-cycles>
    <meta:creation-date>2013-05-06T16:18:00</meta:creation-date>
    <dc:date>2013-05-06T16:18:00</dc:date>
    <meta:editing-duration>P0D</meta:editing-duration>
    <meta:generator>OpenOffice/4.1.0$Win32 OpenOffice.org_project/410m18$Build-9764</meta:generator>
    <meta:document-statistic meta:table-count="0" meta:image-count="1" meta:object-count="0" meta:page-count="9" meta:paragraph-count="252" meta:word-count="2577" meta:character-count="1716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